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style:font-size-asian="18pt" style:font-name-complex="Times New Roman1" style:font-size-complex="18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style:font-name="Times New Roman" fo:font-size="18pt" fo:font-weight="bold" style:font-size-asian="18pt" style:font-weight-asian="bold" style:font-name-complex="Times New Roman1" style:font-size-complex="18pt" style:font-weight-complex="bold"/>
    </style:style>
    <style:style style:name="P4"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Times New Roman" fo:font-size="18pt" fo:font-style="italic" fo:font-weight="bold" style:font-size-asian="18pt" style:font-style-asian="italic" style:font-weight-asian="bold" style:font-name-complex="Times New Roman1" style:font-size-complex="18pt" style:font-style-complex="italic" style:font-weight-complex="bold"/>
    </style:style>
    <style:style style:name="T2" style:family="text">
      <style:text-properties style:font-name="Times New Roman" fo:font-size="18pt" style:font-size-asian="18pt" style:font-name-complex="Times New Roman1" style:font-size-complex="18pt"/>
    </style:style>
    <style:style style:name="T3" style:family="text">
      <style:text-properties style:font-name="Times New Roman" fo:font-size="18pt" fo:font-weight="bold" style:font-size-asian="18pt" style:font-weight-asian="bold" style:font-name-complex="Times New Roman1"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Lisette Olsson, lång</text:span></text:p>
      <text:p text:style-name="P2"><text:span text:style-name="T2">Net pitävä tekemisen perimätietoa elossa <text:s/></text:span></text:p>
      <text:p text:style-name="P2"><text:span text:style-name="T2">Raaka-aine nouethaan saaren mettästä <text:s/></text:span></text:p>
      <text:p text:style-name="P2"><text:span text:style-name="T2">SEITTENKAARI</text:span></text:p>
      <text:p text:style-name="P2"><text:span text:style-name="T3">Moni ei ennää hallitte perittyä konstia kunka puuvenettä tehhään. Mutta nyt kaheksan miehen roikka Seittenkaarela tekkee uutta puuvenettä pittääksheen ossaamisen elossa. </text:span></text:p>
      <text:p text:style-name="P2"><text:span text:style-name="T2">Värstassa, jossa tehhään venettä, haisee terva. Vasaran hakkaava ääni jymisee, venettä pykäthään täyttä vauhtia. <text:s/></text:span></text:p>
      <text:p text:style-name="P2"><text:span text:style-name="T2">Aatos synty menheen vuen alussa ja toukokuussa alotethiin kokoamhaan tavaraa venettä varten, se tietää puutavaraa. <text:s/></text:span></text:p>
      <text:p text:style-name="P2"><text:span text:style-name="T2">– Met aloima menheenä vuona toukokuussa, selittää Peter Karbin, yks pykimiehistä. <text:s/></text:span></text:p>
      <text:p text:style-name="P2"><text:span text:style-name="T2">Puutavara oon kuusta ja sitä oon nouettu saaren mettästä. Puun ranko ei ole ainua tavara, jota käytethään tekemisheen. Puun juuret oon aivan passelia emäpuun tavaraa, venheen sölkärankaa ja kaarta, venheen rankoa. Juuren kaareva muoto oon hyvvää emäpuun ja kaaren passimallia. <text:s/></text:span></text:p>
      <text:p text:style-name="P3"/>
      <text:p text:style-name="P2"><text:span text:style-name="T3">Uumajasta ottanheet apua <text:s/></text:span></text:p>
      <text:p text:style-name="P2"><text:span text:style-name="T2">Koko projektin apua antavanna ohjausmiehenä oon ammattissa puohaava venheentekijä ja timperi Thomas Distler Uumajasta.</text:span></text:p>
      <text:p text:style-name="P2"><text:span text:style-name="T2">– Semmosia jokka tekevä tällä mallin ei ennää ole monta. Oon joitaki harvoja kylien perilä jokka ossaava, sannoo Thomas Distler.</text:span></text:p>
      <text:p text:style-name="P2"><text:span text:style-name="T2">Yks niistä oon tietenki Lennart Svedlund, jota Haaparannanlehti potreteerasi 2014. Se tekkee vielä puutöitä mutta oon pannu venheentekemisen kinthaat hyllyle. Tähhään tämän päivän venheenrakentamisprojekthiin se oon lainanu joitaki työkaluja ja käypi aina joskus kattomassa venheen rakentamista. Sillä oon monta vinkkiä ja neuvoa antaa.</text:span></text:p>
      <text:p text:style-name="P2"><text:span text:style-name="T2">Thomas selittää tarkasti mitä proseshiin kuuluu. Ensin häätyy lähteä ulos kokoamhaan tavaraa mettästä, sitte häätyy sahata, muokata, mookata ja tervata. Emäpuu, kaari, reilinki ja piiain seilit. Sitte oon ”vain” panna likhoon. Vene oon rakenettu neljästä eri materiaalista, rangon puusta, rautanaulasta joka pittää kaiken puutavaran paikoihlaan ja poronkarvala terotettua tervaa tekkee venheen pitäväksi. <text:s/></text:span></text:p>
      <text:p text:style-name="P3"/>
      <text:p text:style-name="P2"><text:span text:style-name="T3">Tavaran paasaus <text:s/></text:span></text:p>
      <text:p text:style-name="P2"><text:span text:style-name="T2">Värstan ulkopuolela oon pitkämallinen, neliskantilinen loova pirstakaminin päälä. <text:s/></text:span></text:p>
      <text:p text:style-name="P2"><text:span text:style-name="T2">Se oon paasiloova, jolla ei ole mithään tekemistä musikin kans, se oon ”höyrysauna” jossa mallistethaan venheen puutavaraosat. Puutavara panhaan paasiloohvaan ja ikkuna panhaan kostheila rievuila kiini. Vettä täynä olevan loovan alla piethään tulta ja niin lämmin höyry nousee paasiloohvaan ja tekkee tavaran pehmeäksi ja mallittavaksi. <text:s/></text:span></text:p>
      <text:p text:style-name="P3"/>
      <text:p text:style-name="P2"><text:span text:style-name="T3">Isohkon venheen suunittelut <text:s/></text:span></text:p>
      <text:p text:style-name="P2"><text:span text:style-name="T2">Venheen pittuus oon 5,5 metriä ja se oon pienoismalli siittä venheestä, joka oon 13 metriä pitkä ja josta piiain tullee seuraava projekti. <text:s/></text:span></text:p>
      <text:p text:style-name="P2"><text:span text:style-name="T2">– Toivomus oon rakentaa isohkon venheen, sannoo Peter Karbin.</text:span></text:p>
      <text:p text:style-name="P2"><text:span text:style-name="T2"><text:s/>Venheen vetheenlaskemisen päivää ei ole vielä päätetty mutta jos kaikki mennee niinku oon hunteerattu neitsymatka oon kesälä ja silloin ihmiset saattava kattoa käsityötä. <text:s/></text:span></text:p>
      <text:p text:style-name="P2"><text:span text:style-name="T2">– Tarkotus oon, ette se pyssyy veen päälä, sannoo Peter Karbin.</text:span></text:p>
      <text:p text:style-name="P2"><text:soft-page-break/><text:span text:style-name="T3">Bild: 160428- Båtbyggarverkstad Seskarö20160428_10-56-50LO.jpg </text:span><text:span text:style-name="T2">144</text:span></text:p>
      <text:p text:style-name="P2"><text:span text:style-name="T1">Lisette Olsson, namn</text:span></text:p>
      <text:p text:style-name="P2"><text:span text:style-name="T2">FI Thomas Distler ja Peter Karbin paneva yhessä kaarta paikoihleen. </text:span></text:p>
      <text:p text:style-name="P2"><text:span text:style-name="T3">Bild: 160428- Båtbyggarverkstad Seskarö20160428_10-56-07LO.jpg </text:span><text:span text:style-name="T2">73</text:span></text:p>
      <text:p text:style-name="P2"><text:span text:style-name="T1">Lisette Olsson, namn</text:span></text:p>
      <text:p text:style-name="Standard"><text:span text:style-name="T2">Kaarta saattaa sanoa venheen rangoksi ja emäpuuta sen sölkärangaksi. <text:s text:c="2"/></text:span><text:bookmark text:name="_GoBack"/></text:p>
      <text:p text:style-name="P1"/>
      <text:p text:style-name="Standard"><text:span text:style-name="T2">Meänkielennös: Bengt Pohjanen</text:span></text:p>
      <text:p text:style-name="Standard"><text:span text:style-name="T2">EKALE: Venheentekoa elvytethää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gt</meta:initial-creator>
    <dc:creator>Bengt</dc:creator>
    <meta:editing-cycles>7</meta:editing-cycles>
    <meta:creation-date>2016-05-06T06:17:00</meta:creation-date>
    <dc:date>2016-05-07T18:10:00</dc:date>
    <meta:editing-duration>PT1H27M</meta:editing-duration>
    <meta:generator>LibreOffice/6.4.6.2$Linux_X86_64 LibreOffice_project/40$Build-2</meta:generator>
    <meta:document-statistic meta:table-count="0" meta:image-count="0" meta:object-count="0" meta:page-count="2" meta:paragraph-count="30" meta:word-count="406" meta:character-count="3161" meta:non-whitespace-character-count="27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